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svg:stroke-opacity="80%" draw:fill-color="#b2b2b2" draw:textarea-horizontal-align="justify" draw:textarea-vertical-align="middle" draw:auto-grow-height="false" fo:min-height="0.248cm" fo:min-width="4.448cm" fo:padding-top="0.151cm" fo:padding-bottom="0.151cm" fo:padding-left="0.276cm" fo:padding-right="0.276cm"/>
    </style:style>
    <style:style style:name="gr2" style:family="graphic" style:parent-style-name="standard" style:list-style-name="L2">
      <style:graphic-properties svg:stroke-width="0.053cm" svg:stroke-color="#000000" draw:marker-start-width="0.279cm" draw:marker-end-width="0.279cm" svg:stroke-opacity="80%" draw:fill-color="#dddddd" draw:textarea-horizontal-align="justify" draw:textarea-vertical-align="middle" draw:auto-grow-height="false" fo:min-height="4.698cm" fo:min-width="4.448cm" fo:padding-top="0.151cm" fo:padding-bottom="0.151cm" fo:padding-left="0.276cm" fo:padding-right="0.276cm"/>
    </style:style>
    <style:style style:name="gr3" style:family="graphic" style:parent-style-name="standard" style:list-style-name="L2">
      <style:graphic-properties svg:stroke-width="0.053cm" svg:stroke-color="#000000" draw:marker-start-width="0.279cm" draw:marker-end-width="0.279cm" svg:stroke-opacity="80%" draw:fill-color="#dddddd" draw:textarea-horizontal-align="justify" draw:textarea-vertical-align="middle" draw:auto-grow-height="false" fo:min-height="4.698cm" fo:min-width="4.448cm" fo:padding-top="0.151cm" fo:padding-bottom="0.151cm" fo:padding-left="0.276cm" fo:padding-right="0.276cm"/>
    </style:style>
    <style:style style:name="gr4" style:family="graphic" style:parent-style-name="standard" style:list-style-name="L2">
      <style:graphic-properties svg:stroke-width="0.053cm" svg:stroke-color="#000000" draw:marker-start-width="0.279cm" draw:marker-end-width="0.279cm" svg:stroke-opacity="80%" draw:fill-color="#dddddd" draw:textarea-horizontal-align="justify" draw:textarea-vertical-align="middle" draw:auto-grow-height="false" fo:min-height="4.698cm" fo:min-width="4.44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Roboto" fo:font-size="10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dddddd"/>
      <style:paragraph-properties fo:margin-left="0cm" fo:margin-right="0cm" fo:margin-top="0cm" fo:margin-bottom="0cm" fo:line-height="100%" fo:text-align="start" fo:text-indent="0cm"/>
      <style:text-properties style:font-name="Roboto" fo:font-size="10pt" style:font-size-asian="14pt" style:font-size-complex="14pt"/>
    </style:style>
    <style:style style:name="T1" style:family="text">
      <style:text-properties style:font-name="Roboto"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cm" svg:height="0.55cm" svg:x="9cm" svg:y="2.016cm">
            <text:p text:style-name="P1"><text:span text:style-name="T1">Imóvel – Pessoa Fi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5cm" svg:height="5cm" svg:x="9cm" svg:y="2.5cm">
            <text:p text:style-name="P3"><text:span text:style-name="T1">Tipo:</text:span></text:p>
            <text:p text:style-name="P3"><text:span text:style-name="T1">Inscrição:</text:span></text:p>
            <text:p text:style-name="P3"><text:span text:style-name="T1">Produção anual:</text:span></text:p>
            <text:p text:style-name="P3"><text:span text:style-name="T1">Nome do Imóvel:</text:span></text:p>
            <text:p text:style-name="P3"><text:span text:style-name="T1">Nome do dono atual:</text:span></text:p>
            <text:p text:style-name="P3"><text:span text:style-name="T1">CPF:</text:span></text:p>
            <text:p text:style-name="P3"><text:span text:style-name="T1">Data da aquisição:</text:span></text:p>
            <text:p text:style-name="P3"><text:span text:style-name="T1">Distancia do municipio:</text:span></text:p>
            <text:p text:style-name="P3"><text:span text:style-name="T1">Número de Funcionários:</text:span></text:p>
            <text:p text:style-name="P3"><text:span text:style-name="T1">Área hectares:</text:span></text:p>
            <text:p text:style-name="P3"><text:span text:style-name="T1">Endereço:</text:span></text:p>
            <text:p text:style-name="P4"><text:span text:style-name="T1">Fone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5cm" svg:height="0.55cm" svg:x="6cm" svg:y="8.016cm">
            <text:p text:style-name="P1"><text:span text:style-name="T1">Empregad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5cm" svg:height="5cm" svg:x="6cm" svg:y="8.5cm">
            <text:p text:style-name="P3"><text:span text:style-name="T1">Nome:</text:span></text:p>
            <text:p text:style-name="P3"><text:span text:style-name="T1">Cargo:</text:span></text:p>
            <text:p text:style-name="P3"><text:span text:style-name="T1">Endereço:</text:span></text:p>
            <text:p text:style-name="P4"><text:span text:style-name="T1">Fone:</text:span></text:p>
            <text:p text:style-name="P4"><text:span text:style-name="T1">CPF:</text:span></text:p>
            <text:p text:style-name="P4"><text:span text:style-name="T1">Carteira de Trabalho:</text:span></text:p>
            <text:p text:style-name="P4"><text:span text:style-name="T1">Anos de Casa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5cm" svg:height="0.55cm" svg:x="3cm" svg:y="2cm">
            <text:p text:style-name="P1"><text:span text:style-name="T1">Imóvel – Pessoa Juríd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5cm" svg:height="5cm" svg:x="3cm" svg:y="2.484cm">
            <text:p text:style-name="P3"><text:span text:style-name="T1">Tipo:</text:span></text:p>
            <text:p text:style-name="P3"><text:span text:style-name="T1">Inscrição:</text:span></text:p>
            <text:p text:style-name="P3"><text:span text:style-name="T1">Produção anual:</text:span></text:p>
            <text:p text:style-name="P3"><text:span text:style-name="T1">Nome do Imóvel:</text:span></text:p>
            <text:p text:style-name="P3"><text:span text:style-name="T1">Nome do dono atual:</text:span></text:p>
            <text:p text:style-name="P3"><text:span text:style-name="T1">CNPJ:</text:span></text:p>
            <text:p text:style-name="P3"><text:span text:style-name="T1">Data da aquisição:</text:span></text:p>
            <text:p text:style-name="P3"><text:span text:style-name="T1">Distancia do municipio:</text:span></text:p>
            <text:p text:style-name="P3"><text:span text:style-name="T1">Número de Funcionários:</text:span></text:p>
            <text:p text:style-name="P3"><text:span text:style-name="T1">Endereço:</text:span></text:p>
            <text:p text:style-name="P4"><text:span text:style-name="T1">Fon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5T21:34:12.743037505</meta:creation-date>
    <dc:date>2020-03-05T21:50:26.675089098</dc:date>
    <meta:editing-duration>PT16M13S</meta:editing-duration>
    <meta:editing-cycles>3</meta:editing-cycles>
    <meta:generator>LibreOffice/6.0.7.3$Linux_X86_64 LibreOffice_project/00m0$Build-3</meta:generator>
    <meta:document-statistic meta:object-count="7"/>
  </office:meta>
</office:document-meta>
</file>